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Tran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Numba Parallel</text:p>
          </table:table-cell>
          <table:table-cell office:value-type="string" calcext:value-type="string">
            <text:p>JIT Parallel</text:p>
          </table:table-cell>
          <table:table-cell office:value-type="string" calcext:value-type="string">
            <text:p>JIT CUD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619.1516972884" calcext:value-type="float">
            <text:p>71619.1516972884</text:p>
          </table:table-cell>
          <table:table-cell table:style-name="ce1" office:value-type="float" office:value="158.450761556859" calcext:value-type="float">
            <text:p>158.450761556859</text:p>
          </table:table-cell>
          <table:table-cell table:style-name="ce1" office:value-type="float" office:value="7772.728115074" calcext:value-type="float">
            <text:p>7772.728115074</text:p>
          </table:table-cell>
          <table:table-cell table:style-name="ce1" office:value-type="float" office:value="5537.1227002936" calcext:value-type="float">
            <text:p>5537.1227002936</text:p>
          </table:table-cell>
          <table:table-cell table:style-name="ce1" office:value-type="float" office:value="1232.61315620726" calcext:value-type="float">
            <text:p>1232.61315620726</text:p>
          </table:table-cell>
          <table:table-cell table:style-name="ce1" office:value-type="float" office:value="548.803318645556" calcext:value-type="float">
            <text:p>548.803318645556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0770.4947944528" calcext:value-type="float">
            <text:p>30770.4947944528</text:p>
          </table:table-cell>
          <table:table-cell table:style-name="ce2" office:value-type="float" office:value="155.77730733519" calcext:value-type="float">
            <text:p>155.77730733519</text:p>
          </table:table-cell>
          <table:table-cell table:style-name="ce2" office:value-type="float" office:value="7329.50899085376" calcext:value-type="float">
            <text:p>7329.50899085376</text:p>
          </table:table-cell>
          <table:table-cell table:style-name="ce2" office:value-type="float" office:value="3516.96744771779" calcext:value-type="float">
            <text:p>3516.96744771779</text:p>
          </table:table-cell>
          <table:table-cell table:style-name="ce2" office:value-type="float" office:value="5560.37997544199" calcext:value-type="float">
            <text:p>5560.37997544199</text:p>
          </table:table-cell>
          <table:table-cell table:style-name="ce2" office:value-type="float" office:value="608.289711368281" calcext:value-type="float">
            <text:p>608.2897113682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7233.68526301601" calcext:value-type="float">
            <text:p>7233.68526301601</text:p>
          </table:table-cell>
          <table:table-cell table:style-name="ce3" office:value-type="float" office:value="173.857014593223" calcext:value-type="float">
            <text:p>173.857014593223</text:p>
          </table:table-cell>
          <table:table-cell table:style-name="ce3" office:value-type="float" office:value="7611.60809709283" calcext:value-type="float">
            <text:p>7611.60809709283</text:p>
          </table:table-cell>
          <table:table-cell table:style-name="ce3" office:value-type="float" office:value="2891.71723890475" calcext:value-type="float">
            <text:p>2891.71723890475</text:p>
          </table:table-cell>
          <table:table-cell table:style-name="ce3" office:value-type="float" office:value="6771.13829239854" calcext:value-type="float">
            <text:p>6771.13829239854</text:p>
          </table:table-cell>
          <table:table-cell table:style-name="ce3" office:value-type="float" office:value="694.295890463713" calcext:value-type="float">
            <text:p>694.2958904637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931.05608732851" calcext:value-type="float">
            <text:p>1931.05608732851</text:p>
          </table:table-cell>
          <table:table-cell table:style-name="ce4" office:value-type="float" office:value="173.934346970189" calcext:value-type="float">
            <text:p>173.934346970189</text:p>
          </table:table-cell>
          <table:table-cell table:style-name="ce4" office:value-type="float" office:value="5899.74747224015" calcext:value-type="float">
            <text:p>5899.74747224015</text:p>
          </table:table-cell>
          <table:table-cell table:style-name="ce4" office:value-type="float" office:value="2219.09526526632" calcext:value-type="float">
            <text:p>2219.09526526632</text:p>
          </table:table-cell>
          <table:table-cell table:style-name="ce4" office:value-type="float" office:value="3792.79126909885" calcext:value-type="float">
            <text:p>3792.79126909885</text:p>
          </table:table-cell>
          <table:table-cell table:style-name="ce4" office:value-type="float" office:value="645.286702296364" calcext:value-type="float">
            <text:p>645.28670229636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459.667069649884" calcext:value-type="float">
            <text:p>459.667069649884</text:p>
          </table:table-cell>
          <table:table-cell table:style-name="ce5" office:value-type="float" office:value="170.932754054999" calcext:value-type="float">
            <text:p>170.932754054999</text:p>
          </table:table-cell>
          <table:table-cell table:style-name="ce5" office:value-type="float" office:value="3234.2066534479" calcext:value-type="float">
            <text:p>3234.2066534479</text:p>
          </table:table-cell>
          <table:table-cell table:style-name="ce5" office:value-type="float" office:value="2206.62064907777" calcext:value-type="float">
            <text:p>2206.62064907777</text:p>
          </table:table-cell>
          <table:table-cell table:style-name="ce5" office:value-type="float" office:value="4014.59871022673" calcext:value-type="float">
            <text:p>4014.59871022673</text:p>
          </table:table-cell>
          <table:table-cell table:style-name="ce5" office:value-type="float" office:value="618.157603300694" calcext:value-type="float">
            <text:p>618.1576033006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103.745775880892" calcext:value-type="float">
            <text:p>103.745775880892</text:p>
          </table:table-cell>
          <table:table-cell table:style-name="ce6" office:value-type="float" office:value="167.114319396821" calcext:value-type="float">
            <text:p>167.114319396821</text:p>
          </table:table-cell>
          <table:table-cell table:style-name="ce6" office:value-type="float" office:value="1271.29194229493" calcext:value-type="float">
            <text:p>1271.29194229493</text:p>
          </table:table-cell>
          <table:table-cell table:style-name="ce6" office:value-type="float" office:value="1731.41768508474" calcext:value-type="float">
            <text:p>1731.41768508474</text:p>
          </table:table-cell>
          <table:table-cell table:style-name="ce6" office:value-type="float" office:value="2069.35438389469" calcext:value-type="float">
            <text:p>2069.35438389469</text:p>
          </table:table-cell>
          <table:table-cell table:style-name="ce6" office:value-type="float" office:value="385.646573552003" calcext:value-type="float">
            <text:p>385.6465735520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7" office:value-type="float" office:value="29.2041776911294" calcext:value-type="float">
            <text:p>29.2041776911294</text:p>
          </table:table-cell>
          <table:table-cell table:style-name="ce7" office:value-type="float" office:value="145.545407887244" calcext:value-type="float">
            <text:p>145.545407887244</text:p>
          </table:table-cell>
          <table:table-cell table:style-name="ce7" office:value-type="float" office:value="355.25775467975" calcext:value-type="float">
            <text:p>355.25775467975</text:p>
          </table:table-cell>
          <table:table-cell table:style-name="ce7" office:value-type="float" office:value="1039.92274106738" calcext:value-type="float">
            <text:p>1039.92274106738</text:p>
          </table:table-cell>
          <table:table-cell table:style-name="ce7" office:value-type="float" office:value="783.481075046764" calcext:value-type="float">
            <text:p>783.481075046764</text:p>
          </table:table-cell>
          <table:table-cell table:style-name="ce7" office:value-type="float" office:value="265.282025199641" calcext:value-type="float">
            <text:p>265.28202519964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office:value-type="float" office:value="7.2403014407203" calcext:value-type="float">
            <text:p>7.2403014407203</text:p>
          </table:table-cell>
          <table:table-cell table:style-name="ce8" office:value-type="float" office:value="88.2218919146311" calcext:value-type="float">
            <text:p>88.2218919146311</text:p>
          </table:table-cell>
          <table:table-cell table:style-name="ce8" office:value-type="float" office:value="82.0683883016998" calcext:value-type="float">
            <text:p>82.0683883016998</text:p>
          </table:table-cell>
          <table:table-cell table:style-name="ce8" office:value-type="float" office:value="279.897065500499" calcext:value-type="float">
            <text:p>279.897065500499</text:p>
          </table:table-cell>
          <table:table-cell table:style-name="ce8" office:value-type="float" office:value="161.186940800391" calcext:value-type="float">
            <text:p>161.186940800391</text:p>
          </table:table-cell>
          <table:table-cell table:style-name="ce8" office:value-type="float" office:value="103.014498923428" calcext:value-type="float">
            <text:p>103.01449892342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9" office:value-type="float" office:value="1.77206317168431" calcext:value-type="float">
            <text:p>1.77206317168431</text:p>
          </table:table-cell>
          <table:table-cell table:style-name="ce9" office:value-type="float" office:value="26.2394689828665" calcext:value-type="float">
            <text:p>26.2394689828665</text:p>
          </table:table-cell>
          <table:table-cell table:style-name="ce9" office:value-type="float" office:value="16.6084681022687" calcext:value-type="float">
            <text:p>16.6084681022687</text:p>
          </table:table-cell>
          <table:table-cell table:style-name="ce9" office:value-type="float" office:value="56.6980544666161" calcext:value-type="float">
            <text:p>56.6980544666161</text:p>
          </table:table-cell>
          <table:table-cell table:style-name="ce9" office:value-type="float" office:value="27.1488064620193" calcext:value-type="float">
            <text:p>27.1488064620193</text:p>
          </table:table-cell>
          <table:table-cell table:style-name="ce9" office:value-type="float" office:value="30.0259506405207" calcext:value-type="float">
            <text:p>30.0259506405207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table:style-name="ce10"/>
          <table:table-cell table:number-columns-repeated="3"/>
        </table:table-row>
        <calcext:conditional-formats>
          <calcext:conditional-format calcext:target-range-address="resTrans.B4:resTrans.G10 resTrans.B3:resTrans.B10 resTrans.B2:resTrans.H2 resTrans.C3:resTrans.G3">
            <calcext:condition calcext:apply-style-name="Good" calcext:value="top-elements(1)" calcext:base-cell-address="resTrans.B2"/>
          </calcext:conditional-format>
          <calcext:conditional-format calcext:target-range-address="resTrans.B3:resTrans.G3">
            <calcext:condition calcext:apply-style-name="Good" calcext:value="top-elements(1)" calcext:base-cell-address="resTrans.B3"/>
          </calcext:conditional-format>
          <calcext:conditional-format calcext:target-range-address="resTrans.B4:resTrans.G4">
            <calcext:condition calcext:apply-style-name="Good" calcext:value="top-elements(1)" calcext:base-cell-address="resTrans.B4"/>
          </calcext:conditional-format>
          <calcext:conditional-format calcext:target-range-address="resTrans.B5:resTrans.G5">
            <calcext:condition calcext:apply-style-name="Good" calcext:value="top-elements(1)" calcext:base-cell-address="resTrans.B5"/>
          </calcext:conditional-format>
          <calcext:conditional-format calcext:target-range-address="resTrans.B6:resTrans.G6">
            <calcext:condition calcext:apply-style-name="Good" calcext:value="top-elements(1)" calcext:base-cell-address="resTrans.B6"/>
          </calcext:conditional-format>
          <calcext:conditional-format calcext:target-range-address="resTrans.B7:resTrans.G7">
            <calcext:condition calcext:apply-style-name="Good" calcext:value="top-elements(1)" calcext:base-cell-address="resTrans.B7"/>
          </calcext:conditional-format>
          <calcext:conditional-format calcext:target-range-address="resTrans.B8:resTrans.G8">
            <calcext:condition calcext:apply-style-name="Good" calcext:value="top-elements(1)" calcext:base-cell-address="resTrans.B8"/>
          </calcext:conditional-format>
          <calcext:conditional-format calcext:target-range-address="resTrans.B9:resTrans.G9">
            <calcext:condition calcext:apply-style-name="Good" calcext:value="top-elements(1)" calcext:base-cell-address="resTrans.B9"/>
          </calcext:conditional-format>
          <calcext:conditional-format calcext:target-range-address="resTrans.B10:resTrans.G10">
            <calcext:condition calcext:apply-style-name="Good" calcext:value="top-elements(1)" calcext:base-cell-address="resTrans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3T11:56:50.355000000</dc:date>
    <meta:editing-duration>PT1M56S</meta:editing-duration>
    <meta:editing-cycles>1</meta:editing-cycles>
    <meta:document-statistic meta:table-count="1" meta:cell-count="70" meta:object-count="0"/>
    <meta:generator>LibreOffice/6.4.5.2$Windows_X86_64 LibreOffice_project/a726b36747cf2001e06b58ad5db1aa3a9a1872d6</meta:generator>
  </office:meta>
</office:document-meta>
</file>